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12cm" svg:height="8.5cm" svg:x="0.0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19:49.360362921</dc:date>
    <meta:editing-duration>PT5M43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13cm" svg:height="8.501cm" xlink:href="." xlink:type="simple" chart:class="chart:scatter" chart:style-name="ch1">
        <chart:plot-area chart:style-name="ch2" chart:data-source-has-labels="both" svg:x="0.302cm" svg:y="0.17cm" svg:width="14.509cm" svg:height="8.161cm">
          <chart:coordinate-region svg:x="0.844cm" svg:y="0.369cm" svg:width="13.873cm" svg:height="7.763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25594016940583">
                <text:p>0.52559401694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333400384017236">
                <text:p>-0.333400384017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0606373574703">
                <text:p>-1.0606373574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75791869858663">
                <text:p>-3.75791869858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47989856944116">
                <text:p>-2.47989856944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2453549506504">
                <text:p>-1.42453549506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229383481915389">
                <text:p>-0.229383481915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46218305182277">
                <text:p>0.946218305182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0483680207034">
                <text:p>2.60483680207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25594016940579">
                <text:p>0.52559401694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33400384017234">
                <text:p>-0.333400384017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06063735747029">
                <text:p>-1.06063735747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3.75791869858663">
                <text:p>-3.75791869858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47989856944116">
                <text:p>-2.479898569441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42453549506504">
                <text:p>-1.42453549506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22938348191539">
                <text:p>-0.22938348191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46218305182282">
                <text:p>0.946218305182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60483680207034">
                <text:p>2.6048368020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2559401694058">
                <text:p>0.52559401694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333400384017239">
                <text:p>-0.333400384017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0606373574703">
                <text:p>-1.0606373574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75791869858662">
                <text:p>-3.75791869858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47989856944115">
                <text:p>-2.47989856944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2453549506505">
                <text:p>-1.42453549506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29383481915394">
                <text:p>-0.229383481915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4621830518227">
                <text:p>0.94621830518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0483680207033">
                <text:p>2.60483680207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18474058942513">
                <text:p>2.18474058942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2559401694059">
                <text:p>0.525594016940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333400384017237">
                <text:p>-0.333400384017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06063735747029">
                <text:p>-1.06063735747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75791869858662">
                <text:p>-3.75791869858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47989856944115">
                <text:p>-2.47989856944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42453549506505">
                <text:p>-1.42453549506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229383481915396">
                <text:p>-0.229383481915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46218305182268">
                <text:p>0.946218305182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60483680207033">
                <text:p>2.60483680207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70710678118655">
                <text:p>2.70710678118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